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none" draw:fill="none" fo:min-height="0.49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999cm" svg:height="8.999cm" svg:x="6.075cm" svg:y="6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6.402cm" svg:height="0.748cm" svg:x="5.588cm" svg:y="16.27cm">
          <draw:text-box>
            <text:p text:style-name="P2"><text:span text:style-name="T1">8 Minskies, 1 GPU/node, 100Gb/s network, Snap.ML KDDA data set, 16 work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1:06:36.992316987</meta:creation-date>
    <dc:date>2018-05-31T11:14:21.009757837</dc:date>
    <meta:editing-duration>PT7M44S</meta:editing-duration>
    <meta:editing-cycles>1</meta:editing-cycles>
    <meta:generator>LibreOffice/5.1.6.2$Linux_X86_64 LibreOffice_project/10m0$Build-2</meta:generator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84cm" svg:y="3.454cm" style:legend-expansion="high" chart:style-name="ch2"/>
        <chart:plot-area chart:style-name="ch3" chart:data-source-has-labels="both" svg:x="0.32cm" svg:y="0.18cm" svg:width="13.044cm" svg:height="8.64cm">
          <chartooo:coordinate-region svg:x="1.047cm" svg:y="0.379cm" svg:width="12.317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</text:p>
              </table:table-cell>
              <table:table-cell office:value-type="string">
                <text:p>Broadcast</text:p>
              </table:table-cell>
              <table:table-cell office:value-type="string">
                <text:p>Reduce</text:p>
              </table:table-cell>
              <table:table-cell office:value-type="string">
                <text:p>Input</text:p>
              </table:table-cell>
            </table:table-row>
          </table:table-header-rows>
          <table:table-rows>
            <table:table-row>
              <table:table-cell office:value-type="string">
                <text:p>Vanilla</text:p>
              </table:table-cell>
              <table:table-cell office:value-type="float" office:value="0.041">
                <text:p>0.041</text:p>
              </table:table-cell>
              <table:table-cell office:value-type="float" office:value="0.42">
                <text:p>0.42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nilla Serverless</text:p>
              </table:table-cell>
              <table:table-cell office:value-type="float" office:value="0.04">
                <text:p>0.04</text:p>
              </table:table-cell>
              <table:table-cell office:value-type="float" office:value="0.42">
                <text:p>0.42</text:p>
              </table:table-cell>
              <table:table-cell office:value-type="float" office:value="1.47">
                <text:p>1.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Crail/TCP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Crail/RDMA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65">
                <text:p>0.65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